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a11" officeooo:paragraph-rsid="00033a11"/>
    </style:style>
    <style:style style:name="P2" style:family="paragraph" style:parent-style-name="Standard">
      <style:text-properties fo:font-weight="bold" officeooo:rsid="00033a11" officeooo:paragraph-rsid="00033a1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D TO LATEX FILE</text:p>
      <text:p text:style-name="P1"/>
      <text:p text:style-name="P1">- Resolver ecuacion time dependent con metodo de Crank Nicolson, usaremos un wavepacket como el del articulo,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23:49:39.466129000</meta:creation-date>
    <dc:date>2024-09-24T23:51:02.088489263</dc:date>
    <meta:editing-duration>PT1M23S</meta:editing-duration>
    <meta:editing-cycles>1</meta:editing-cycles>
    <meta:document-statistic meta:table-count="0" meta:image-count="0" meta:object-count="0" meta:page-count="1" meta:paragraph-count="2" meta:word-count="21" meta:character-count="127" meta:non-whitespace-character-count="107"/>
    <meta:generator>LibreOffice/7.3.7.2$Linux_X86_64 LibreOffice_project/30$Build-2</meta:generator>
  </office:meta>
</office:document-meta>
</file>